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2300000024F8874468.png" manifest:media-type="image/png"/>
  <manifest:file-entry manifest:full-path="Pictures/100000010000002000000020ED5EAD1E.png" manifest:media-type="image/png"/>
  <manifest:file-entry manifest:full-path="Pictures/100000010000002000000020BB759124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77bc65" draw:textarea-horizontal-align="justify" draw:textarea-vertical-align="top" draw:auto-grow-height="false" fo:min-height="1.275cm" fo:min-width="16.48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="solid" draw:fill-color="#729fcf" draw:textarea-horizontal-align="justify" draw:textarea-vertical-align="top" draw:auto-grow-height="false" fo:min-height="1.269cm" fo:min-width="16.675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="solid" draw:fill-color="#a1467e" draw:textarea-horizontal-align="justify" draw:textarea-vertical-align="top" draw:auto-grow-height="false" fo:min-height="1.28cm" fo:min-width="16.675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="solid" draw:fill-color="#e0c2cd" draw:textarea-horizontal-align="justify" draw:textarea-vertical-align="middle" draw:auto-grow-height="false" fo:min-height="0.52cm" fo:min-width="2.515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596cm" fo:min-width="2.515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548cm" fo:min-width="2.515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color="#000000" draw:marker-start="Arrowheads_20_1" draw:marker-start-width="0.254cm" draw:marker-end="Arrowheads_20_2" draw:marker-end-width="0.254cm" draw:fill="none" draw:textarea-vertical-align="middle" loext:decorative="false"/>
    </style:style>
    <style:style style:name="gr8" style:family="graphic">
      <style:graphic-properties loext:decorative="fals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draw:fill="none" fo:min-height="0.821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82cm" loext:decorative="false"/>
      <style:paragraph-properties style:writing-mode="lr-tb"/>
    </style:style>
    <style:style style:name="gr12" style:family="graphic" style:parent-style-name="standard">
      <style:graphic-properties svg:stroke-color="#000000" draw:fill="solid" draw:fill-color="#e0c2cd" draw:textarea-horizontal-align="justify" draw:textarea-vertical-align="middle" draw:auto-grow-height="false" fo:min-height="0.52cm" fo:min-width="3.079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596cm" fo:min-width="3.079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548cm" fo:min-width="3.079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0.871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0.869cm" loext:decorative="false"/>
      <style:paragraph-properties style:writing-mode="lr-tb"/>
    </style:style>
    <style:style style:name="gr17" style:family="graphic" style:parent-style-name="standard">
      <style:graphic-properties svg:stroke-color="#000000" draw:fill="solid" draw:fill-color="#e0c2cd" draw:textarea-horizontal-align="justify" draw:textarea-vertical-align="middle" draw:auto-grow-height="false" fo:min-height="0.52cm" fo:min-width="2.603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596cm" fo:min-width="2.603cm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548cm" fo:min-width="2.603cm" style:writing-mode="lr-tb" loext:decorative="false"/>
      <style:paragraph-properties style:writing-mode="lr-tb"/>
    </style:style>
    <style:style style:name="gr20" style:family="graphic" style:parent-style-name="objectwithoutfill">
      <style:graphic-properties svg:stroke-color="#000000" draw:marker-start="Arrowheads_20_1" draw:marker-start-width="0.254cm" draw:marker-end="Arrowheads_20_2" draw:marker-end-width="0.254cm" draw:fill="none" draw:textarea-vertical-align="middle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489cm" fo:min-width="0.238cm" loext:decorative="false"/>
    </style:style>
    <style:style style:name="gr22" style:family="graphic" style:parent-style-name="standard">
      <style:graphic-properties draw:fill="solid" draw:fill-color="#d4ea6b" draw:textarea-horizontal-align="justify" draw:textarea-vertical-align="middle" draw:auto-grow-height="false" fo:min-height="3.011cm" fo:min-width="3.548cm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281cm" fo:min-width="2.778cm" style:writing-mode="lr-tb" loext:decorative="false"/>
      <style:paragraph-properties style:writing-mode="lr-tb"/>
    </style:style>
    <style:style style:name="gr24" style:family="graphic" style:parent-style-name="objectwithoutfill">
      <style:graphic-properties svg:stroke-color="#000000" draw:marker-end="Arrowheads_20_3" draw:marker-end-width="0.254cm" draw:fill="none" draw:textarea-vertical-align="middle" loext:decorative="false"/>
    </style:style>
    <style:style style:name="gr25" style:family="graphic" style:parent-style-name="objectwithoutfill">
      <style:graphic-properties svg:stroke-color="#000000" draw:marker-end="Arrowheads_20_3" draw:marker-end-width="0.254cm" draw:fill="none" draw:textarea-vertical-align="middle" loext:decorative="false"/>
      <style:paragraph-properties style:writing-mode="lr-tb"/>
    </style:style>
    <style:style style:name="gr26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solid" draw:fill-color="#77bc65"/>
      <style:paragraph-properties fo:text-align="center" style:writing-mode="lr-tb"/>
    </style:style>
    <style:style style:name="P2" style:family="paragraph">
      <loext:graphic-properties draw:fill="solid" draw:fill-color="#729fcf"/>
      <style:paragraph-properties fo:text-align="center" style:writing-mode="lr-tb"/>
    </style:style>
    <style:style style:name="P3" style:family="paragraph">
      <loext:graphic-properties draw:fill="solid" draw:fill-color="#a1467e"/>
      <style:paragraph-properties fo:text-align="center" style:writing-mode="lr-tb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solid" draw:fill-color="#e0c2cd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="solid" draw:fill-color="#b4c7dc"/>
      <style:paragraph-properties fo:text-align="center" style:writing-mode="lr-tb"/>
      <style:text-properties fo:font-size="8pt" style:font-size-asian="8pt" style:font-size-complex="8pt"/>
    </style:style>
    <style:style style:name="P7" style:family="paragraph">
      <loext:graphic-properties draw:fill="solid" draw:fill-color="#afd095"/>
      <style:paragraph-properties fo:text-align="center" style:writing-mode="lr-tb"/>
      <style:text-properties fo:font-size="8pt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/>
      <style:text-properties fo:font-size="18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loext:graphic-properties draw:fill="solid" draw:fill-color="#d4ea6b"/>
      <style:paragraph-properties fo:text-align="center" style:writing-mode="lr-tb"/>
      <style:text-properties fo:font-size="18pt"/>
    </style:style>
    <style:style style:name="P16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17" style:family="paragraph">
      <loext:graphic-properties draw:fill="solid" draw:fill-color="#b4c7dc"/>
      <style:paragraph-properties fo:text-align="center"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8" style:family="paragraph">
      <loext:graphic-properties draw:fill-color="#ffffff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8pt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6.98cm" svg:height="1.525cm" svg:x="3.78cm" svg:y="5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175cm" svg:height="1.519cm" svg:x="3.78cm" svg:y="3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7.175cm" svg:height="1.53cm" svg:x="3.78cm" svg:y="1.0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3.015cm" svg:height="0.77cm" svg:x="4.437cm" svg:y="1.657cm">
          <text:p text:style-name="P4"><text:span text:style-name="T1">INDI driver</text:span></text:p>
          <text:p text:style-name="P4"><text:span text:style-name="T2">e.g. indi_v4l2_ccd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3.015cm" svg:height="0.846cm" svg:x="4.437cm" svg:y="3.731cm">
          <text:p text:style-name="P4"><text:span text:style-name="T1">Linux device 1</text:span></text:p>
          <text:p text:style-name="P4"><text:span text:style-name="T2">e.g. /dev/ttyUSB0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3" draw:id="id3" draw:layer="layout" svg:width="3.015cm" svg:height="0.798cm" svg:x="4.437cm" svg:y="5.931cm">
          <text:p text:style-name="P4"><text:span text:style-name="T1">Hardware device 1</text:span></text:p>
          <text:p text:style-name="P4"><text:span text:style-name="T2">e.g. USB port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8" draw:layer="layout" draw:type="line" svg:x1="5.944cm" svg:y1="2.427cm" svg:x2="5.944cm" svg:y2="3.731cm" draw:start-shape="id1" draw:start-glue-point="2" draw:end-shape="id2" draw:end-glue-point="0" svg:d="M5944 2427v1304" svg:viewBox="0 0 1 1305">
          <text:p/>
        </draw:connector>
        <draw:connector draw:style-name="gr7" draw:text-style-name="P8" draw:layer="layout" draw:type="line" svg:x1="5.944cm" svg:y1="4.577cm" svg:x2="5.944cm" svg:y2="5.931cm" draw:start-shape="id2" draw:start-glue-point="2" draw:end-shape="id3" draw:end-glue-point="0" svg:d="M5944 4577v1354" svg:viewBox="0 0 1 1355">
          <text:p/>
        </draw:connector>
        <draw:g draw:style-name="gr8" xml:id="id4" draw:id="id4">
          <draw:frame draw:style-name="gr9" draw:text-style-name="P8" draw:layer="layout" svg:width="1.769cm" svg:height="1.476cm" svg:x="4.863cm" svg:y="8.048cm">
            <draw:image xlink:href="Pictures/100000010000002000000020BB759124.png" xlink:type="simple" xlink:show="embed" xlink:actuate="onLoad" draw:mime-type="image/png">
              <text:p/>
            </draw:image>
          </draw:frame>
          <draw:frame draw:style-name="gr10" draw:text-style-name="P9" draw:layer="layout" svg:width="3.573cm" svg:height="1.071cm" svg:x="4.152cm" svg:y="9.161cm">
            <draw:text-box>
              <text:p><text:span text:style-name="T3">Astro camera</text:span></text:p>
            </draw:text-box>
          </draw:frame>
        </draw:g>
        <draw:g draw:style-name="gr8" xml:id="id8" draw:id="id8">
          <draw:frame draw:style-name="gr9" draw:text-style-name="P8" draw:layer="layout" svg:width="1.465cm" svg:height="1.465cm" svg:x="8.787cm" svg:y="7.944cm">
            <draw:image xlink:href="Pictures/100000010000002000000020ED5EAD1E.png" xlink:type="simple" xlink:show="embed" xlink:actuate="onLoad" draw:mime-type="image/png">
              <text:p/>
            </draw:image>
          </draw:frame>
          <draw:frame draw:style-name="gr11" draw:text-style-name="P9" draw:layer="layout" svg:width="3.499cm" svg:height="1.07cm" svg:x="8.006cm" svg:y="9.161cm">
            <draw:text-box>
              <text:p><text:span text:style-name="T3">Focus motor</text:span></text:p>
            </draw:text-box>
          </draw:frame>
        </draw:g>
        <draw:g draw:style-name="gr8" xml:id="id12" draw:id="id12">
          <draw:frame draw:style-name="gr9" draw:text-style-name="P8" draw:layer="layout" svg:width="1.281cm" svg:height="1.281cm" svg:x="13.208cm" svg:y="8.037cm">
            <draw:image xlink:href="Pictures/100000010000002300000024F8874468.png" xlink:type="simple" xlink:show="embed" xlink:actuate="onLoad" draw:mime-type="image/png">
              <text:p/>
            </draw:image>
          </draw:frame>
          <draw:frame draw:style-name="gr11" draw:text-style-name="P9" draw:layer="layout" svg:width="3.34cm" svg:height="1.07cm" svg:x="12.435cm" svg:y="9.161cm">
            <draw:text-box>
              <text:p><text:span text:style-name="T3">Filter wheel</text:span></text:p>
            </draw:text-box>
          </draw:frame>
        </draw:g>
        <draw:connector draw:style-name="gr7" draw:text-style-name="P8" draw:layer="layout" draw:type="line" svg:x1="5.944cm" svg:y1="6.729cm" svg:x2="5.938cm" svg:y2="8.048cm" draw:start-shape="id3" draw:start-glue-point="2" draw:end-shape="id4" draw:end-glue-point="0" svg:d="M5944 6729l-6 1319" svg:viewBox="0 0 7 1320">
          <text:p/>
        </draw:connector>
        <draw:custom-shape draw:style-name="gr12" draw:text-style-name="P5" xml:id="id5" draw:id="id5" draw:layer="layout" svg:width="3.579cm" svg:height="0.77cm" svg:x="7.953cm" svg:y="1.657cm">
          <text:p text:style-name="P4"><text:span text:style-name="T1">INDI driver</text:span></text:p>
          <text:p text:style-name="P4"><text:span text:style-name="T2">e.g. indi_moonlite_foc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6" draw:id="id6" draw:layer="layout" svg:width="3.579cm" svg:height="0.846cm" svg:x="7.953cm" svg:y="3.731cm">
          <text:p text:style-name="P4"><text:span text:style-name="T1">Linux device 2</text:span></text:p>
          <text:p text:style-name="P4"><text:span text:style-name="T2">e.g. /dev/ttyUSB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xml:id="id7" draw:id="id7" draw:layer="layout" svg:width="3.579cm" svg:height="0.798cm" svg:x="7.953cm" svg:y="5.931cm">
          <text:p text:style-name="P4"><text:span text:style-name="T1">Hardware device 2</text:span></text:p>
          <text:p text:style-name="P4"><text:span text:style-name="T2">e.g. USB port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8" draw:layer="layout" draw:type="line" svg:x1="9.742cm" svg:y1="2.427cm" svg:x2="9.742cm" svg:y2="3.731cm" draw:start-shape="id5" draw:start-glue-point="2" draw:end-shape="id6" draw:end-glue-point="0" svg:d="M9742 2427v1304" svg:viewBox="0 0 1 1305">
          <text:p/>
        </draw:connector>
        <draw:connector draw:style-name="gr7" draw:text-style-name="P8" draw:layer="layout" draw:type="line" svg:x1="9.742cm" svg:y1="4.577cm" svg:x2="9.742cm" svg:y2="5.931cm" draw:start-shape="id6" draw:start-glue-point="2" draw:end-shape="id7" draw:end-glue-point="0" svg:d="M9742 4577v1354" svg:viewBox="0 0 1 1355">
          <text:p/>
        </draw:connector>
        <draw:connector draw:style-name="gr7" draw:text-style-name="P8" draw:layer="layout" draw:type="line" svg:x1="9.742cm" svg:y1="6.729cm" svg:x2="9.755cm" svg:y2="7.944cm" draw:start-shape="id7" draw:start-glue-point="2" draw:end-shape="id8" draw:end-glue-point="0" svg:d="M9742 6729l13 1215" svg:viewBox="0 0 14 1216">
          <text:p/>
        </draw:connector>
        <draw:frame draw:style-name="gr15" draw:text-style-name="P10" draw:layer="layout" svg:width="3.773cm" svg:height="1.121cm" svg:x="0.454cm" svg:y="5.552cm">
          <draw:text-box>
            <text:p><text:span text:style-name="T4">Hardware</text:span></text:p>
          </draw:text-box>
        </draw:frame>
        <draw:frame draw:style-name="gr15" draw:text-style-name="P10" draw:layer="layout" svg:width="3.615cm" svg:height="1.121cm" svg:x="0.649cm" svg:y="3.499cm">
          <draw:text-box>
            <text:p><text:span text:style-name="T4">Linux OS</text:span></text:p>
          </draw:text-box>
        </draw:frame>
        <draw:frame draw:style-name="gr16" draw:text-style-name="P10" draw:layer="layout" svg:width="4.314cm" svg:height="1.119cm" svg:x="-0.049cm" svg:y="1.309cm">
          <draw:text-box>
            <text:p><text:span text:style-name="T4">INDI server</text:span></text:p>
          </draw:text-box>
        </draw:frame>
        <draw:custom-shape draw:style-name="gr17" draw:text-style-name="P5" xml:id="id9" draw:id="id9" draw:layer="layout" svg:width="3.103cm" svg:height="0.77cm" svg:x="12.547cm" svg:y="1.657cm">
          <text:p text:style-name="P4"><text:span text:style-name="T1">INDI driver</text:span></text:p>
          <text:p text:style-name="P4"><text:span text:style-name="T2">e.g. indi_atik_whe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xml:id="id10" draw:id="id10" draw:layer="layout" svg:width="3.103cm" svg:height="0.846cm" svg:x="12.547cm" svg:y="3.731cm">
          <text:p text:style-name="P4"><text:span text:style-name="T1">Linux device N</text:span></text:p>
          <text:p text:style-name="P4"><text:span text:style-name="T2">e.g. /dev/ttyUSB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xml:id="id11" draw:id="id11" draw:layer="layout" svg:width="3.103cm" svg:height="0.798cm" svg:x="12.547cm" svg:y="5.931cm">
          <text:p text:style-name="P4"><text:span text:style-name="T1">Hardware device N</text:span></text:p>
          <text:p text:style-name="P4"><text:span text:style-name="T2">e.g. USB port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8" draw:layer="layout" draw:type="line" svg:x1="14.098cm" svg:y1="2.427cm" svg:x2="14.098cm" svg:y2="3.731cm" draw:start-shape="id9" draw:start-glue-point="2" draw:end-shape="id10" draw:end-glue-point="0" svg:d="M14098 2427v1304" svg:viewBox="0 0 1 1305">
          <text:p/>
        </draw:connector>
        <draw:connector draw:style-name="gr7" draw:text-style-name="P8" draw:layer="layout" draw:type="line" svg:x1="14.098cm" svg:y1="4.577cm" svg:x2="14.098cm" svg:y2="5.931cm" draw:start-shape="id10" draw:start-glue-point="2" draw:end-shape="id11" draw:end-glue-point="0" svg:d="M14098 4577v1354" svg:viewBox="0 0 1 1355">
          <text:p/>
        </draw:connector>
        <draw:connector draw:style-name="gr7" draw:text-style-name="P8" draw:layer="layout" draw:type="line" svg:x1="14.098cm" svg:y1="6.729cm" svg:x2="14.105cm" svg:y2="8.037cm" draw:start-shape="id11" draw:start-glue-point="2" draw:end-shape="id12" draw:end-glue-point="0" svg:d="M14098 6729l7 1308" svg:viewBox="0 0 8 1309">
          <text:p/>
        </draw:connector>
        <draw:frame draw:style-name="gr16" draw:text-style-name="P10" draw:layer="layout" svg:width="1.476cm" svg:height="1.119cm" svg:x="11.632cm" svg:y="3.543cm">
          <draw:text-box>
            <text:p><text:span text:style-name="T4">...</text:span></text:p>
          </draw:text-box>
        </draw:frame>
        <draw:frame draw:style-name="gr16" draw:text-style-name="P10" draw:layer="layout" svg:width="1.476cm" svg:height="1.119cm" svg:x="11.632cm" svg:y="5.753cm">
          <draw:text-box>
            <text:p><text:span text:style-name="T4">...</text:span></text:p>
          </draw:text-box>
        </draw:frame>
        <draw:frame draw:style-name="gr15" draw:text-style-name="P10" draw:layer="layout" svg:width="1.476cm" svg:height="1.121cm" svg:x="11.632cm" svg:y="1.451cm">
          <draw:text-box>
            <text:p><text:span text:style-name="T4">...</text:span></text:p>
          </draw:text-box>
        </draw:frame>
        <draw:connector draw:style-name="gr20" draw:text-style-name="P8" draw:layer="layout" draw:type="line" svg:x1="15.65cm" svg:y1="2.042cm" svg:x2="23.133cm" svg:y2="2.041cm" draw:start-shape="id9" draw:start-glue-point="1" draw:end-shape="id13" draw:end-glue-point="3" svg:d="M15650 2042l7483-1" svg:viewBox="0 0 7484 2">
          <text:p text:style-name="P11"><text:span text:style-name="T2"/></text:p>
          <text:p text:style-name="P12"><text:span text:style-name="T2">&lt;&lt;monitor INDI device&gt;&gt;</text:span></text:p>
        </draw:connector>
        <draw:custom-shape draw:style-name="gr21" draw:text-style-name="P11" xml:id="id13" draw:id="id13" draw:layer="layout" svg:width="0.738cm" svg:height="0.739cm" svg:x="23.133cm" svg:y="1.67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xml:id="id14" draw:id="id14" draw:layer="layout" svg:width="0.738cm" svg:height="0.739cm" svg:x="23.133cm" svg:y="3.968cm">
          <text:p/>
          <draw:enhanced-geometry svg:viewBox="0 0 21600 21600" draw:type="rectangle" draw:enhanced-path="M 0 0 L 21600 0 21600 21600 0 21600 0 0 Z N"/>
        </draw:custom-shape>
        <draw:connector draw:style-name="gr20" draw:text-style-name="P13" draw:layer="layout" draw:type="line" svg:x1="15.65cm" svg:y1="4.354cm" svg:x2="23.133cm" svg:y2="4.337cm" draw:end-shape="id14" draw:end-glue-point="3" svg:d="M15650 4354l7483-17" svg:viewBox="0 0 7484 18">
          <text:p text:style-name="P11"><text:span text:style-name="T2"/></text:p>
          <text:p text:style-name="P11"><text:span text:style-name="T2">&lt;&lt;monitor Linux device&gt;&gt;</text:span></text:p>
        </draw:connector>
        <draw:custom-shape draw:style-name="gr22" draw:text-style-name="P15" draw:layer="layout" svg:width="4.048cm" svg:height="3.261cm" svg:x="23.122cm" svg:y="1.594cm">
          <text:p text:style-name="P14"><text:span text:style-name="T4">INDI device</text:span></text:p>
          <text:p text:style-name="P14"><text:span text:style-name="T4">watchdog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3.278cm" svg:height="0.531cm" svg:x="16.547cm" svg:y="3.631cm">
          <text:p text:style-name="P16"><text:span text:style-name="T5">/tmp/indiserverFI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8" draw:layer="layout" svg:x1="18.18cm" svg:y1="3.631cm" svg:x2="18.18cm" svg:y2="2.542cm">
          <text:p/>
        </draw:line>
        <draw:line draw:style-name="gr25" draw:text-style-name="P8" draw:layer="layout" svg:x1="19.825cm" svg:y1="3.81cm" svg:x2="23.122cm" svg:y2="3.81cm">
          <text:p text:style-name="P11"><text:span text:style-name="T2"/></text:p>
          <text:p text:style-name="P11"><text:span text:style-name="T2">&lt;&lt;Control INDI server&gt;&gt;</text:span></text:p>
        </draw:line>
        <presentation:notes draw:style-name="dp2">
          <draw:page-thumbnail draw:style-name="gr26" draw:layer="layout" svg:width="19.798cm" svg:height="11.136cm" svg:x="0.6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3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.6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69cm" fo:margin-bottom="0cm" fo:text-indent="0cm"/>
      <style:text-properties fo:font-size="18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01cm" fo:margin-bottom="0cm" fo:text-indent="0cm"/>
      <style:text-properties fo:font-size="16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34cm" fo:margin-bottom="0cm" fo:text-indent="0cm"/>
      <style:text-properties fo:font-size="13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6cm" fo:margin-bottom="0cm" fo:text-indent="0cm"/>
      <style:text-properties fo:font-size="13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6cm" fo:margin-bottom="0cm" fo:text-indent="0cm"/>
      <style:text-properties fo:font-size="13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6cm" fo:margin-bottom="0cm" fo:text-indent="0cm"/>
      <style:text-properties fo:font-size="13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6cm" fo:margin-bottom="0cm" fo:text-indent="0cm"/>
      <style:text-properties fo:font-size="13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6cm" fo:margin-bottom="0cm" fo:text-indent="0cm"/>
      <style:text-properties fo:font-size="13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0.66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429cm" svg:x="1cm" svg:y="4.558cm"/>
      <draw:page-thumbnail draw:layer="backgroundobjects" svg:width="8.999cm" svg:height="3.429cm" svg:x="1cm" svg:y="13.134cm"/>
      <draw:page-thumbnail draw:layer="backgroundobjects" svg:width="8.999cm" svg:height="3.429cm" svg:x="1cm" svg:y="21.71cm"/>
      <draw:page-thumbnail draw:layer="backgroundobjects" svg:width="8.999cm" svg:height="3.429cm" svg:x="11cm" svg:y="4.558cm"/>
      <draw:page-thumbnail draw:layer="backgroundobjects" svg:width="8.999cm" svg:height="3.429cm" svg:x="11cm" svg:y="13.134cm"/>
      <draw:page-thumbnail draw:layer="backgroundobjects" svg:width="8.999cm" svg:height="3.429cm" svg:x="11cm" svg:y="21.71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1.781cm" svg:x="1.398cm" svg:y="0.424cm" presentation:class="title" presentation:placeholder="true">
        <draw:text-box/>
      </draw:frame>
      <draw:frame presentation:style-name="Default-outline1" draw:layer="backgroundobjects" svg:width="25.191cm" svg:height="6.187cm" svg:x="1.398cm" svg:y="2.494cm" presentation:class="outline" presentation:placeholder="true">
        <draw:text-box/>
      </draw:frame>
      <draw:frame presentation:style-name="Mpr1" draw:text-style-name="MP2" draw:layer="backgroundobjects" svg:width="6.521cm" svg:height="0.735cm" svg:x="1.398cm" svg:y="9.71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0.735cm" svg:x="9.571cm" svg:y="9.71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0.735cm" svg:x="20.068cm" svg:y="9.71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22:25:54.204892634</meta:creation-date>
    <meta:generator>LibreOffice/7.6.4.1$Linux_X86_64 LibreOffice_project/60$Build-1</meta:generator>
    <dc:date>2024-03-03T23:11:52.507275114</dc:date>
    <meta:editing-duration>PT1H24M42S</meta:editing-duration>
    <meta:editing-cycles>51</meta:editing-cycles>
    <meta:print-date>2024-03-03T23:14:22.289426132</meta:print-date>
    <meta:printed-by>PDF files</meta:printed-by>
    <meta:document-statistic meta:object-count="67"/>
  </office:meta>
</office:document-meta>
</file>